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officeooo:rsid="00928f2a" style:font-size-asian="12pt" style:font-name-complex="Times New Roman1"/>
    </style:style>
    <style:style style:name="P10"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90704"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95fc" officeooo:paragraph-rsid="00a695fc"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805a2" officeooo:paragraph-rsid="00a805a2"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19"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9a0f0"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95fc"/>
    </style:style>
    <style:style style:name="T6" style:family="text">
      <style:text-properties officeooo:rsid="00a90704"/>
    </style:style>
    <style:style style:name="T7" style:family="text">
      <style:text-properties officeooo:rsid="00a9a0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STATUTOS DE LA SOCIEDAD LIMITADA UNIPERSONAL</text:p>
      <text:p text:style-name="P10">id-unid-0</text:p>
      <text:p text:style-name="P9"/>
      <text:p text:style-name="P2">DISPOSICIONES GENERALES</text:p>
      <text:p text:style-name="P1"/>
      <text:p text:style-name="P3">Artículo 1. Denominación</text:p>
      <text:p text:style-name="P6">La sociedad unipersonal se denomina <text:span text:style-name="T4">id-unid-0</text:span></text:p>
      <text:p text:style-name="P5"><text:s/></text:p>
      <text:p text:style-name="P4">Artículo 2. Objeto</text:p>
      <text:p text:style-name="P7">Constituye el objeto de la Sociedad:</text:p>
      <text:p text:style-name="P8">id-unid-2</text:p>
      <text:p text:style-name="P18"><text:span text:style-name="T1">Las actividades enumeradas en el </text:span><text:span text:style-name="T3">párrafo</text:span><text:span text:style-name="T1"> anterior, podrán ser realizadas por la Sociedad directamente, o indirectamente, incluso mediante su participación en otras sociedades de objeto idéntico o análogo.</text:span></text:p>
      <text:p text:style-name="P11"/>
      <text:p text:style-name="P16">Artículo 3. Duración </text:p>
      <text:p text:style-name="P18"><text:span text:style-name="T1">La duración de la Sociedad es </text:span><text:span text:style-name="T2">id-unid-3</text:span><text:span text:style-name="T1">. </text:span></text:p>
      <text:p text:style-name="P11"/>
      <text:p text:style-name="P16">Artículo 4. Comienzo de operaciones o actividad. </text:p>
      <text:p text:style-name="P13">La sociedad dará comienzo a sus operaciones desde el día de la fecha de la escritura de constitución.</text:p>
      <text:p text:style-name="P11"/>
      <text:p text:style-name="P16">Artículo 5. Ejercicio social </text:p>
      <text:p text:style-name="P14">id-unid-4</text:p>
      <text:p text:style-name="P11"/>
      <text:p text:style-name="P16">Artículo 6. Domicilio </text:p>
      <text:p text:style-name="P11">El domicilio social se establece en <text:span text:style-name="T4">id-unid-1</text:span>. </text:p>
      <text:p text:style-name="P11"><text:soft-page-break/>Para decidir sobre la creación, supresión o traslado de sucursales dentro y fuera del territorio español, será competente el órgano de Administración.</text:p>
      <text:p text:style-name="P11"/>
      <text:p text:style-name="P17">CAPITAL Y PARTICIPACIONES SOCIALES </text:p>
      <text:p text:style-name="P11"/>
      <text:p text:style-name="P16">Artículo 7. Capital social y participaciones sociales. </text:p>
      <text:p text:style-name="P12">El capital social, íntegramente desembolsado desde el momento de constitución de la sociedad, es de <text:span text:style-name="T5">id-unid-5</text:span> €.</text:p>
      <text:p text:style-name="P12">Dicho capital está dividido en <text:span text:style-name="T5">id-unid-6</text:span> participaciones sociales, <text:span text:style-name="T5">id-unid-7</text:span> <text:span text:style-name="T6">euros</text:span> de valor nominal cada una de ellas, acumulables e indivisibles.</text:p>
      <text:p text:style-name="P12"><text:span text:style-name="T6">N</text:span>o podrán incorporarse a títulos negociables y se encuentran numeradas correlativamente del 1 al <text:span text:style-name="T5">id-unid-6</text:span></text:p>
      <text:p text:style-name="P11">El capital social se ha suscrito y desembolsado desde su origen mediante: </text:p>
      <text:p text:style-name="P14">id-unid-8</text:p>
      <text:p text:style-name="P14">id-unid-9</text:p>
      <text:p text:style-name="P11">realizadas por el Socio Único a título de propiedad. </text:p>
      <text:p text:style-name="P11"><text:s text:c="2"/></text:p>
      <text:p text:style-name="P17">ÓRGANOS SOCIALES </text:p>
      <text:p text:style-name="P11"/>
      <text:p text:style-name="P11">Los órganos sociales serán: </text:p>
      <text:p text:style-name="P11"><text:tab/>- La Junta General: cuyas competencias serán ejercidas por el socio único. </text:p>
      <text:p text:style-name="P11"><text:tab/>- El Órgano de Administración </text:p>
      <text:p text:style-name="P11"/>
      <text:p text:style-name="P16">Artículo 8. Junta General </text:p>
      <text:p text:style-name="P11">El socio único ejercerá las competencias de la Junta General.</text:p>
      <text:p text:style-name="P11">Las decisiones del socio único deben constar en el acta, bajo su firma o la de su representante, pudiendo ser ejecutadas y formalizadas por el propio socio o por los administradores de la sociedad. </text:p>
      <text:p text:style-name="P11">La convocatoria de la Junta General deberá hacerse al menos, con quince días de antelación a la fecha de su celebración. </text:p>
      <text:p text:style-name="P11"><text:soft-page-break/>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text:p>
      <text:p text:style-name="P11"/>
      <text:p text:style-name="P16">Artículo 9. Órgano de administración </text:p>
      <text:p text:style-name="P11"><text:tab/>a) Competencias </text:p>
      <text:p text:style-name="P11">Las competencias del órgano de administración serán, las de <text:s/>gestión, administración y representación de la sociedad. </text:p>
      <text:p text:style-name="P11"><text:tab/>b) Facultades </text:p>
      <text:p text:style-name="P11">Al órgano de administración, le corresponde la administración de la sociedad, en juicio y fuera de él, y se extenderá a todos los asuntos relativos al día a día y al desarrollo del negocio de la Empresa, teniendo las facultades más amplias para contratar en general, realizar toda clase de actos y negocios, obligacionales o dispositivos, de administración ordinaria o extraordinaria y de riguroso dominio, respecto a toda clase de bienes, muebles, inmuebles, dinero, valores mobiliarios y efectos de comercio, sin más excepción que la de aquellos asuntos que sean competencia de otros órganos y no están incluidos en el objeto social. </text:p>
      <text:p text:style-name="P11"><text:tab/>c) Organización </text:p>
      <text:p text:style-name="P11">La Sociedad será dirigida, administrada y representada, según decida la Junta General, por: </text:p>
      <text:p text:style-name="P11"><text:tab/>1.- Un administrador único. </text:p>
      <text:p text:style-name="P11"><text:tab/>2.- Varios administradores solidarios, con un mínimo de 2 y un máximo de 4. </text:p>
      <text:p text:style-name="P11"><text:tab/>3.- Varios administradores mancomunados, con un mínimo de 2 y un máximo de 4. <text:s text:c="2"/></text:p>
      <text:p text:style-name="P11"><text:tab/><text:tab/>En este último caso, será necesario el consentimiento de al menos dos de ellos <text:tab/><text:tab/>para la <text:tab/>realización de actos y negocios en nombre de la sociedad. </text:p>
      <text:p text:style-name="P11"><text:tab/>4.- Un Consejo de Administración, compuesto con un mínimo de 2 y un máximo de <text:tab/>12 miembros. </text:p>
      <text:p text:style-name="P11">La opción de la Junta General por uno y otro sistema no supone la modificación de estatutos y bastará que se realice mediante acuerdo, que debe constar en escritura pública e inscribirse en el Registro Mercantil. </text:p>
      <text:p text:style-name="P11"><text:soft-page-break/><text:tab/>d) Nombramiento </text:p>
      <text:p text:style-name="P11">Para ser nombrado Administrador, no será necesario ser socio. </text:p>
      <text:p text:style-name="P11"><text:tab/>e) Duración </text:p>
      <text:p text:style-name="P14">id-dec-10</text:p>
      <text:p text:style-name="P14"/>
      <text:p text:style-name="P11">f) Retribución </text:p>
      <text:p text:style-name="P15">id-dec-16</text:p>
      <text:p text:style-name="P11"/>
      <text:p text:style-name="P16">Artículo 10. Régimen del Consejo de Administración </text:p>
      <text:p text:style-name="P11">En el caso de que la administración y representación de la sociedad se encargue a un Consejo de Administración, serán de aplicación las normas que se establecen a continuación: </text:p>
      <text:p text:style-name="P11"><text:tab/>a) Composición </text:p>
      <text:p text:style-name="P11">El Consejo de Administración elegirá de entre sus miembros un Presidente y un Secretario, o varios Vicepresidentes o Vicesecretarios, siempre y cuando esos nombramientos no hayan sido realizados por la Junta General o los fundadores.</text:p>
      <text:p text:style-name="P11"><text:tab/>b) Convocatoria </text:p>
      <text:p text:style-name="P11">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1">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1">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1">Sin perjuicio de lo dispuesto en los párrafos anteriores, la Junta quedará válidamente constituida, sin necesidad de previa convocatoria, si encontrándose todos los miembros decidieren, por unanimidad, celebrarla. </text:p>
      <text:p text:style-name="P11"><text:tab/>c) Representación </text:p>
      <text:p text:style-name="P11"><text:soft-page-break/>El Consejero podrá actuar en las reuniones por medio de representante, que podrá ser otro consejero, o, cualquier persona que ostente poder general conferido en documento público para ello. </text:p>
      <text:p text:style-name="P11">Los consejeros profesionales no podrán hacerse representar en el consejo por un consejero no profesional. </text:p>
      <text:p text:style-name="P11"><text:tab/>d) Constitución (reunión) </text:p>
      <text:p text:style-name="P11">El Consejo quedará válidamente constituido (reunido) cuando se encuentre presente, al menos, más de la mitad de sus componentes. </text:p>
      <text:p text:style-name="P11"><text:tab/>e) Forma de deliberar (debatir) y tomar acuerdos </text:p>
      <text:p text:style-name="P11">Todos los Consejeros tendrán derecho a expresar su opinión sobre los asuntos a tratar. Será el Presidente el que actúe como moderador, correspondiendo a éste, dar la palabra y establecer la duración de las intervenciones. </text:p>
      <text:p text:style-name="P11">Las propuestas de acuerdos presentadas tendrán que ser votadas, al menos, por dos consejeros más. </text:p>
      <text:p text:style-name="P11">Cada miembro del Consejo sólo puede emitir un voto. Y los acuerdos se adoptarán por mayoría absoluta de los Consejeros asistentes a la sesión, salvo disposición legal en contrario. </text:p>
      <text:p text:style-name="P11">El voto del Presidente será resolutorio. </text:p>
      <text:p text:style-name="P11"><text:tab/>f) Acta </text:p>
      <text:p text:style-name="P11">Las actas de las reuniones deberán constar en un libro de actas y tienen que estar firmadas por el Presidente y el Secretario del Consejo. </text:p>
      <text:p text:style-name="P11">Las actas serán aprobadas, al final de la reunión o en la siguiente; también podrán ser aprobadas por el Presidente y Secretario, dentro del plazo de siete días desde la celebración de la reunión del Consejo, si así lo hubieren autorizado por unanimidad los Consejeros asistentes a la misma. </text:p>
      <text:p text:style-name="P11"/>
      <text:p text:style-name="P17">OTRAS DISPOSICIONES </text:p>
      <text:p text:style-name="P11"/>
      <text:p text:style-name="P16">Artículo 11. Cuentas anuales </text:p>
      <text:p text:style-name="P11">El órgano de administración, en un plazo máximo de tres meses, contados a partir del cierre del ejercicio social, está obligado a realizar las cuentas anuales, el informe de gestión y la propuesta de aplicación del resultado, así como, en su caso, las cuentas y el informe de gestión consolidados.</text:p>
      <text:p text:style-name="P11">Las cuentas anuales comprenderán el balance, la cuenta de pérdidas y ganancias y la memoria. Estos documentos, que forman una unidad, deberán ser redactados con claridad y <text:soft-page-break/>mostrar la imagen fiel del patrimonio de la situación financiera y de los resultados de la Sociedad, de acuerdo con lo establecido en la Ley y en el Código de Comercio. </text:p>
      <text:p text:style-name="P11">El socio único tiene derecho a examinar la contabilidad. </text:p>
      <text:p text:style-name="P11"/>
      <text:p text:style-name="P16">Artículo 12. Disolución y liquidación </text:p>
      <text:p text:style-name="P11">La Sociedad se disolverá por las causas previstas en los estatutos además de por las causas legalmente previstas. La Junta General designará los liquidadores de conformidad con lo establecido en la Ley de Sociedades de Capital.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3</meta:editing-cycles>
    <meta:creation-date>2019-11-25T09:28:00</meta:creation-date>
    <dc:date>2020-08-11T14:26:38.712418321</dc:date>
    <meta:editing-duration>P1DT23H9S</meta:editing-duration>
    <meta:generator>LibreOffice/6.4.3.2$MacOSX_X86_64 LibreOffice_project/747b5d0ebf89f41c860ec2a39efd7cb15b54f2d8</meta:generator>
    <meta:document-statistic meta:table-count="0" meta:image-count="0" meta:object-count="0" meta:page-count="6" meta:paragraph-count="91" meta:word-count="1336" meta:character-count="8456" meta:non-whitespace-character-count="71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